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verdana" svg:font-family="verdana, sans-serif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56cm" fo:text-align="start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T1" style:family="text">
      <style:text-properties style:font-name="verdana" fo:font-size="10.5pt" fo:font-style="normal" fo:font-weight="normal"/>
    </style:style>
    <style:style style:name="T2" style:family="text">
      <style:text-properties style:font-name-asian="verdana" style:font-size-asian="10.5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们在存贮器和寄存器、寄存器和输入输出端口之间传送数据</text:span><text:span text:style-name="T1">.<text:line-break/>1. </text:span><text:span text:style-name="T2">通用数据传送指令</text:span><text:span text:style-name="T1">.<text:line-break/>MOV </text:span><text:span text:style-name="T2">传送字或字节</text:span><text:span text:style-name="T1">.<text:line-break/>MOVSX </text:span><text:span text:style-name="T2">先符号扩展</text:span><text:span text:style-name="T1">,</text:span><text:span text:style-name="T2">再传送</text:span><text:span text:style-name="T1">.<text:line-break/>MOVZX </text:span><text:span text:style-name="T2">先零扩展</text:span><text:span text:style-name="T1">,</text:span><text:span text:style-name="T2">再传送</text:span><text:span text:style-name="T1">.<text:line-break/>PUSH </text:span><text:span text:style-name="T2">把字压入堆栈</text:span><text:span text:style-name="T1">.<text:line-break/>POP </text:span><text:span text:style-name="T2">把字弹出堆栈</text:span><text:span text:style-name="T1">.<text:line-break/>PUSHA </text:span><text:span text:style-name="T2">把</text:span><text:span text:style-name="T1">AX,CX,DX,BX,SP,BP,SI,DI</text:span><text:span text:style-name="T2">依次压入堆栈</text:span><text:span text:style-name="T1">.<text:line-break/>POPA </text:span><text:span text:style-name="T2">把</text:span><text:span text:style-name="T1">DI,SI,BP,SP,BX,DX,CX,AX</text:span><text:span text:style-name="T2">依次弹出堆栈</text:span><text:span text:style-name="T1">.<text:line-break/>PUSHAD </text:span><text:span text:style-name="T2">把</text:span><text:span text:style-name="T1">EAX,ECX,EDX,EBX,ESP,EBP,ESI,EDI</text:span><text:span text:style-name="T2">依次压入堆栈</text:span><text:span text:style-name="T1">.<text:line-break/>POPAD </text:span><text:span text:style-name="T2">把</text:span><text:span text:style-name="T1">EDI,ESI,EBP,ESP,EBX,EDX,ECX,EAX</text:span><text:span text:style-name="T2">依次弹出堆栈</text:span><text:span text:style-name="T1">.<text:line-break/>BSWAP </text:span><text:span text:style-name="T2">交换</text:span><text:span text:style-name="T1">32</text:span><text:span text:style-name="T2">位寄存器里字节的顺序</text:span><text:span text:style-name="T1"><text:line-break/>XCHG </text:span><text:span text:style-name="T2">交换字或字节</text:span><text:span text:style-name="T1">.( </text:span><text:span text:style-name="T2">至少有一个操作数为寄存器</text:span><text:span text:style-name="T1">,</text:span><text:span text:style-name="T2">段寄存器不可作为操作数</text:span><text:span text:style-name="T1">)<text:line-break/>CMPXCHG </text:span><text:span text:style-name="T2">比较并交换操作数</text:span><text:span text:style-name="T1">.( </text:span><text:span text:style-name="T2">第二个操作数必须为累加器</text:span><text:span text:style-name="T1">AL/AX/EAX )<text:line-break/>XADD </text:span><text:span text:style-name="T2">先交换再累加</text:span><text:span text:style-name="T1">.( </text:span><text:span text:style-name="T2">结果在第一个操作数里 </text:span><text:span text:style-name="T1">)<text:line-break/>XLAT </text:span><text:span text:style-name="T2">字节查表转换</text:span><text:span text:style-name="T1">.<text:line-break/>── BX </text:span><text:span text:style-name="T2">指向一张 </text:span><text:span text:style-name="T1">256 </text:span><text:span text:style-name="T2">字节的表的起点</text:span><text:span text:style-name="T1">, AL </text:span><text:span text:style-name="T2">为表的索引值 </text:span><text:span text:style-name="T1">(0-255,</text:span><text:span text:style-name="T2">即</text:span><text:span text:style-name="T1"><text:line-break/>0-FFH); </text:span><text:span text:style-name="T2">返回 </text:span><text:span text:style-name="T1">AL </text:span><text:span text:style-name="T2">为查表结果</text:span><text:span text:style-name="T1">. ( [BX+AL]-&gt;AL )<text:line-break/>2. </text:span><text:span text:style-name="T2">输入输出端口传送指令</text:span><text:span text:style-name="T1">.<text:line-break/>IN I/O</text:span><text:span text:style-name="T2">端口输入</text:span><text:span text:style-name="T1">. ( </text:span><text:span text:style-name="T2">语法</text:span><text:span text:style-name="T1">: IN </text:span><text:span text:style-name="T2">累加器</text:span><text:span text:style-name="T1">, {</text:span><text:span text:style-name="T2">端口号│</text:span><text:span text:style-name="T1">DX} )<text:line-break/>OUT I/O</text:span><text:span text:style-name="T2">端口输出</text:span><text:span text:style-name="T1">. ( </text:span><text:span text:style-name="T2">语法</text:span><text:span text:style-name="T1">: OUT {</text:span><text:span text:style-name="T2">端口号│</text:span><text:span text:style-name="T1">DX},</text:span><text:span text:style-name="T2">累加器 </text:span><text:span text:style-name="T1">)<text:line-break/></text:span><text:span text:style-name="T2">输入输出端口由立即方式指定时</text:span><text:span text:style-name="T1">, </text:span><text:span text:style-name="T2">其范围是 </text:span><text:span text:style-name="T1">0-255; </text:span><text:span text:style-name="T2">由寄存器 </text:span><text:span text:style-name="T1">DX </text:span><text:span text:style-name="T2">指定时</text:span><text:span text:style-name="T1">,<text:line-break/></text:span><text:span text:style-name="T2">其范围是 </text:span><text:span text:style-name="T1">0-65535.<text:line-break/>3. </text:span><text:span text:style-name="T2">目的地址传送指令</text:span><text:span text:style-name="T1">.<text:line-break/>LEA </text:span><text:span text:style-name="T2">装入有效地址</text:span><text:span text:style-name="T1">.<text:line-break/></text:span><text:span text:style-name="T2">例</text:span><text:span text:style-name="T1">: LEA DX,string ;</text:span><text:span text:style-name="T2">把偏移地址存到</text:span><text:span text:style-name="T1">DX.<text:line-break/>LDS </text:span><text:span text:style-name="T2">传送目标指针</text:span><text:span text:style-name="T1">,</text:span><text:span text:style-name="T2">把指针内容装入</text:span><text:span text:style-name="T1">DS.<text:line-break/></text:span><text:span text:style-name="T2">例</text:span><text:span text:style-name="T1">: LDS SI,string ;</text:span><text:span text:style-name="T2">把段地址</text:span><text:span text:style-name="T1">:</text:span><text:span text:style-name="T2">偏移地址存到</text:span><text:span text:style-name="T1">DS:SI.<text:line-break/>LES </text:span><text:span text:style-name="T2">传送目标指针</text:span><text:span text:style-name="T1">,</text:span><text:span text:style-name="T2">把指针内容装入</text:span><text:span text:style-name="T1">ES.<text:line-break/></text:span><text:span text:style-name="T2">例</text:span><text:span text:style-name="T1">: LES DI,string ;</text:span><text:span text:style-name="T2">把段地址</text:span><text:span text:style-name="T1">:</text:span><text:span text:style-name="T2">偏移地址存到</text:span><text:span text:style-name="T1">ES<text:line-break/>LFS </text:span><text:span text:style-name="T2">传送目标指针</text:span><text:span text:style-name="T1">,</text:span><text:span text:style-name="T2">把指针内容装入</text:span><text:span text:style-name="T1">FS.<text:line-break/></text:span><text:span text:style-name="T2">例</text:span><text:span text:style-name="T1">: LFS DI,string ;</text:span><text:span text:style-name="T2">把段地址</text:span><text:span text:style-name="T1">:</text:span><text:span text:style-name="T2">偏移地址存到</text:span><text:span text:style-name="T1">FS<text:line-break/>LGS </text:span><text:span text:style-name="T2">传送目标指针</text:span><text:span text:style-name="T1">,</text:span><text:span text:style-name="T2">把指针内容装入</text:span><text:span text:style-name="T1">GS.<text:line-break/></text:span><text:span text:style-name="T2">例</text:span><text:span text:style-name="T1">: LGS DI,string ;</text:span><text:span text:style-name="T2">把段地址</text:span><text:span text:style-name="T1">:</text:span><text:span text:style-name="T2">偏移地址存到</text:span><text:span text:style-name="T1">GS<text:line-break/>LSS </text:span><text:span text:style-name="T2">传送目标指针</text:span><text:span text:style-name="T1">,</text:span><text:span text:style-name="T2">把指针内容装入</text:span><text:span text:style-name="T1">SS.<text:line-break/></text:span><text:span text:style-name="T2">例</text:span><text:span text:style-name="T1">: LSS DI,string ;</text:span><text:span text:style-name="T2">把段地址</text:span><text:span text:style-name="T1">:</text:span><text:span text:style-name="T2">偏移地址存到</text:span><text:span text:style-name="T1">SS<text:line-break/>4. </text:span><text:span text:style-name="T2">标志传送指令</text:span><text:span text:style-name="T1">.<text:line-break/>LAHF </text:span><text:span text:style-name="T2">标志寄存器传送</text:span><text:span text:style-name="T1">,</text:span><text:span text:style-name="T2">把标志装入</text:span><text:span text:style-name="T1">AH.<text:line-break/>SAHF </text:span><text:span text:style-name="T2">标志寄存器传送</text:span><text:span text:style-name="T1">,</text:span><text:span text:style-name="T2">把</text:span><text:span text:style-name="T1">AH</text:span><text:span text:style-name="T2">内容装入标志寄存器</text:span><text:span text:style-name="T1">.<text:line-break/>PUSHF </text:span><text:span text:style-name="T2">标志入栈</text:span><text:span text:style-name="T1">.<text:line-break/>POPF </text:span><text:span text:style-name="T2">标志出栈</text:span><text:span text:style-name="T1">.<text:line-break/>PUSHD 32</text:span><text:span text:style-name="T2">位标志入栈</text:span><text:span text:style-name="T1">.<text:line-break/>POPD 32</text:span><text:span text:style-name="T2">位标志出栈</text:span><text:span text:style-name="T1">.<text:line-break/></text:span><text:span text:style-name="T2">二、算术运算指令</text:span><text:span text:style-name="T1"><text:line-break/>───────────────────────────────────────<text:line-break/></text:span><text:span text:style-name="T2">　　</text:span><text:span text:style-name="T1">ADD </text:span><text:span text:style-name="T2">加法</text:span><text:span text:style-name="T1">.<text:line-break/></text:span><text:soft-page-break/><text:span text:style-name="T1">ADC </text:span><text:span text:style-name="T2">带进位加法</text:span><text:span text:style-name="T1">.<text:line-break/>INC </text:span><text:span text:style-name="T2">加 </text:span><text:span text:style-name="T1">1.<text:line-break/>AAA </text:span><text:span text:style-name="T2">加法的</text:span><text:span text:style-name="T1">ASCII</text:span><text:span text:style-name="T2">码调整</text:span><text:span text:style-name="T1">.<text:line-break/>DAA </text:span><text:span text:style-name="T2">加法的十进制调整</text:span><text:span text:style-name="T1">.<text:line-break/>SUB </text:span><text:span text:style-name="T2">减法</text:span><text:span text:style-name="T1">.<text:line-break/>SBB </text:span><text:span text:style-name="T2">带借位减法</text:span><text:span text:style-name="T1">.<text:line-break/>DEC </text:span><text:span text:style-name="T2">减 </text:span><text:span text:style-name="T1">1.<text:line-break/>NEC </text:span><text:span text:style-name="T2">求反</text:span><text:span text:style-name="T1">(</text:span><text:span text:style-name="T2">以 </text:span><text:span text:style-name="T1">0 </text:span><text:span text:style-name="T2">减之</text:span><text:span text:style-name="T1">).<text:line-break/>CMP </text:span><text:span text:style-name="T2">比较</text:span><text:span text:style-name="T1">.(</text:span><text:span text:style-name="T2">两操作数作减法</text:span><text:span text:style-name="T1">,</text:span><text:span text:style-name="T2">仅修改标志位</text:span><text:span text:style-name="T1">,</text:span><text:span text:style-name="T2">不回送结果</text:span><text:span text:style-name="T1">).<text:line-break/>AAS </text:span><text:span text:style-name="T2">减法的</text:span><text:span text:style-name="T1">ASCII</text:span><text:span text:style-name="T2">码调整</text:span><text:span text:style-name="T1">.<text:line-break/>DAS </text:span><text:span text:style-name="T2">减法的十进制调整</text:span><text:span text:style-name="T1">.<text:line-break/>MUL </text:span><text:span text:style-name="T2">无符号乘法</text:span><text:span text:style-name="T1">.<text:line-break/>IMUL </text:span><text:span text:style-name="T2">整数乘法</text:span><text:span text:style-name="T1">.<text:line-break/></text:span><text:span text:style-name="T2">以上两条</text:span><text:span text:style-name="T1">,</text:span><text:span text:style-name="T2">结果回送</text:span><text:span text:style-name="T1">AH</text:span><text:span text:style-name="T2">和</text:span><text:span text:style-name="T1">AL(</text:span><text:span text:style-name="T2">字节运算</text:span><text:span text:style-name="T1">),</text:span><text:span text:style-name="T2">或</text:span><text:span text:style-name="T1">DX</text:span><text:span text:style-name="T2">和</text:span><text:span text:style-name="T1">AX(</text:span><text:span text:style-name="T2">字运算</text:span><text:span text:style-name="T1">),<text:line-break/>AAM </text:span><text:span text:style-name="T2">乘法的</text:span><text:span text:style-name="T1">ASCII</text:span><text:span text:style-name="T2">码调整</text:span><text:span text:style-name="T1">.<text:line-break/>DIV </text:span><text:span text:style-name="T2">无符号除法</text:span><text:span text:style-name="T1">.<text:line-break/>IDIV </text:span><text:span text:style-name="T2">整数除法</text:span><text:span text:style-name="T1">.<text:line-break/></text:span><text:span text:style-name="T2">以上两条</text:span><text:span text:style-name="T1">,</text:span><text:span text:style-name="T2">结果回送</text:span><text:span text:style-name="T1">:<text:line-break/></text:span><text:span text:style-name="T2">商回送</text:span><text:span text:style-name="T1">AL,</text:span><text:span text:style-name="T2">余数回送</text:span><text:span text:style-name="T1">AH, (</text:span><text:span text:style-name="T2">字节运算</text:span><text:span text:style-name="T1">);<text:line-break/></text:span><text:span text:style-name="T2">或 商回送</text:span><text:span text:style-name="T1">AX,</text:span><text:span text:style-name="T2">余数回送</text:span><text:span text:style-name="T1">DX, (</text:span><text:span text:style-name="T2">字运算</text:span><text:span text:style-name="T1">).<text:line-break/>AAD </text:span><text:span text:style-name="T2">除法的</text:span><text:span text:style-name="T1">ASCII</text:span><text:span text:style-name="T2">码调整</text:span><text:span text:style-name="T1">.<text:line-break/>CBW </text:span><text:span text:style-name="T2">字节转换为字</text:span><text:span text:style-name="T1">. (</text:span><text:span text:style-name="T2">把</text:span><text:span text:style-name="T1">AL</text:span><text:span text:style-name="T2">中字节的符号扩展到</text:span><text:span text:style-name="T1">AH</text:span><text:span text:style-name="T2">中去</text:span><text:span text:style-name="T1">)<text:line-break/>CWD </text:span><text:span text:style-name="T2">字转换为双字</text:span><text:span text:style-name="T1">. (</text:span><text:span text:style-name="T2">把</text:span><text:span text:style-name="T1">AX</text:span><text:span text:style-name="T2">中的字的符号扩展到</text:span><text:span text:style-name="T1">DX</text:span><text:span text:style-name="T2">中去</text:span><text:span text:style-name="T1">)<text:line-break/>CWDE </text:span><text:span text:style-name="T2">字转换为双字</text:span><text:span text:style-name="T1">. (</text:span><text:span text:style-name="T2">把</text:span><text:span text:style-name="T1">AX</text:span><text:span text:style-name="T2">中的字符号扩展到</text:span><text:span text:style-name="T1">EAX</text:span><text:span text:style-name="T2">中去</text:span><text:span text:style-name="T1">)<text:line-break/>CDQ </text:span><text:span text:style-name="T2">双字扩展</text:span><text:span text:style-name="T1">. (</text:span><text:span text:style-name="T2">把</text:span><text:span text:style-name="T1">EAX</text:span><text:span text:style-name="T2">中的字的符号扩展到</text:span><text:span text:style-name="T1">EDX</text:span><text:span text:style-name="T2">中去</text:span><text:span text:style-name="T1">)<text:line-break/></text:span><text:span text:style-name="T2">三、逻辑运算指令</text:span><text:span text:style-name="T1"><text:line-break/>───────────────────────────────────────<text:line-break/></text:span><text:span text:style-name="T2">　　</text:span><text:span text:style-name="T1">AND </text:span><text:span text:style-name="T2">与运算</text:span><text:span text:style-name="T1">.<text:line-break/>or </text:span><text:span text:style-name="T2">或运算</text:span><text:span text:style-name="T1">.<text:line-break/>XOR </text:span><text:span text:style-name="T2">异或运算</text:span><text:span text:style-name="T1">.<text:line-break/>NOT </text:span><text:span text:style-name="T2">取反</text:span><text:span text:style-name="T1">.<text:line-break/>TEST </text:span><text:span text:style-name="T2">测试</text:span><text:span text:style-name="T1">.(</text:span><text:span text:style-name="T2">两操作数作与运算</text:span><text:span text:style-name="T1">,</text:span><text:span text:style-name="T2">仅修改标志位</text:span><text:span text:style-name="T1">,</text:span><text:span text:style-name="T2">不回送结果</text:span><text:span text:style-name="T1">).<text:line-break/>SHL </text:span><text:span text:style-name="T2">逻辑左移</text:span><text:span text:style-name="T1">.<text:line-break/>SAL </text:span><text:span text:style-name="T2">算术左移</text:span><text:span text:style-name="T1">.(=SHL)<text:line-break/>SHR </text:span><text:span text:style-name="T2">逻辑右移</text:span><text:span text:style-name="T1">.<text:line-break/>SAR </text:span><text:span text:style-name="T2">算术右移</text:span><text:span text:style-name="T1">.(=SHR)<text:line-break/>ROL </text:span><text:span text:style-name="T2">循环左移</text:span><text:span text:style-name="T1">.<text:line-break/>ROR </text:span><text:span text:style-name="T2">循环右移</text:span><text:span text:style-name="T1">.<text:line-break/>RCL </text:span><text:span text:style-name="T2">通过进位的循环左移</text:span><text:span text:style-name="T1">.<text:line-break/>RCR </text:span><text:span text:style-name="T2">通过进位的循环右移</text:span><text:span text:style-name="T1">.<text:line-break/></text:span><text:span text:style-name="T2">以上八种移位指令</text:span><text:span text:style-name="T1">,</text:span><text:span text:style-name="T2">其移位次数可达</text:span><text:span text:style-name="T1">255</text:span><text:span text:style-name="T2">次</text:span><text:span text:style-name="T1">.<text:line-break/></text:span><text:span text:style-name="T2">移位一次时</text:span><text:span text:style-name="T1">, </text:span><text:span text:style-name="T2">可直接用操作码</text:span><text:span text:style-name="T1">. </text:span><text:span text:style-name="T2">如 </text:span><text:span text:style-name="T1">SHL AX,1.<text:line-break/></text:span><text:span text:style-name="T2">移位</text:span><text:span text:style-name="T1">&gt;1</text:span><text:span text:style-name="T2">次时</text:span><text:span text:style-name="T1">, </text:span><text:span text:style-name="T2">则由寄存器</text:span><text:span text:style-name="T1">CL</text:span><text:span text:style-name="T2">给出移位次数</text:span><text:span text:style-name="T1">.<text:line-break/></text:span><text:span text:style-name="T2">如 </text:span><text:span text:style-name="T1">MOV CL,04<text:line-break/>SHL AX,CL<text:line-break/></text:span><text:span text:style-name="T2">四、串指令</text:span><text:span text:style-name="T1"><text:line-break/></text:span><text:soft-page-break/><text:span text:style-name="T1">───────────────────────────────────────<text:line-break/></text:span><text:span text:style-name="T2">　</text:span><text:span text:style-name="T1">DS:SI </text:span><text:span text:style-name="T2">源串段寄存器 </text:span><text:span text:style-name="T1">:</text:span><text:span text:style-name="T2">源串变址</text:span><text:span text:style-name="T1">.<text:line-break/>ES</text:span><text:span text:style-name="T2">目标串段寄存器</text:span><text:span text:style-name="T1">:</text:span><text:span text:style-name="T2">目标串变址</text:span><text:span text:style-name="T1">.<text:line-break/>CX </text:span><text:span text:style-name="T2">重复次数计数器</text:span><text:span text:style-name="T1">.<text:line-break/>AL/AX </text:span><text:span text:style-name="T2">扫描值</text:span><text:span text:style-name="T1">.<text:line-break/>D</text:span><text:span text:style-name="T2">标志 </text:span><text:span text:style-name="T1">0</text:span><text:span text:style-name="T2">表示重复操作中</text:span><text:span text:style-name="T1">SI</text:span><text:span text:style-name="T2">和</text:span><text:span text:style-name="T1">DI</text:span><text:span text:style-name="T2">应自动增量</text:span><text:span text:style-name="T1">; 1</text:span><text:span text:style-name="T2">表示应自动减量</text:span><text:span text:style-name="T1">.<text:line-break/>Z</text:span><text:span text:style-name="T2">标志 用来控制扫描或比较操作的结束</text:span><text:span text:style-name="T1">.<text:line-break/>MOVS </text:span><text:span text:style-name="T2">串传送</text:span><text:span text:style-name="T1">.<text:line-break/>( MOVSB </text:span><text:span text:style-name="T2">传送字符</text:span><text:span text:style-name="T1">. MOVSW </text:span><text:span text:style-name="T2">传送字</text:span><text:span text:style-name="T1">. MOVSD </text:span><text:span text:style-name="T2">传送双字</text:span><text:span text:style-name="T1">. )<text:line-break/>CMPS </text:span><text:span text:style-name="T2">串比较</text:span><text:span text:style-name="T1">.<text:line-break/>( CMPSB </text:span><text:span text:style-name="T2">比较字符</text:span><text:span text:style-name="T1">. CMPSW </text:span><text:span text:style-name="T2">比较字</text:span><text:span text:style-name="T1">. )<text:line-break/>SCAS </text:span><text:span text:style-name="T2">串扫描</text:span><text:span text:style-name="T1">.<text:line-break/></text:span><text:span text:style-name="T2">把</text:span><text:span text:style-name="T1">AL</text:span><text:span text:style-name="T2">或</text:span><text:span text:style-name="T1">AX</text:span><text:span text:style-name="T2">的内容与目标串作比较</text:span><text:span text:style-name="T1">,</text:span><text:span text:style-name="T2">比较结果反映在标志位</text:span><text:span text:style-name="T1">.<text:line-break/>LODS </text:span><text:span text:style-name="T2">装入串</text:span><text:span text:style-name="T1">.<text:line-break/></text:span><text:span text:style-name="T2">把源串中的元素</text:span><text:span text:style-name="T1">(</text:span><text:span text:style-name="T2">字或字节</text:span><text:span text:style-name="T1">)</text:span><text:span text:style-name="T2">逐一装入</text:span><text:span text:style-name="T1">AL</text:span><text:span text:style-name="T2">或</text:span><text:span text:style-name="T1">AX</text:span><text:span text:style-name="T2">中</text:span><text:span text:style-name="T1">.<text:line-break/>( LODSB </text:span><text:span text:style-name="T2">传送字符</text:span><text:span text:style-name="T1">. LODSW </text:span><text:span text:style-name="T2">传送字</text:span><text:span text:style-name="T1">. LODSD </text:span><text:span text:style-name="T2">传送双字</text:span><text:span text:style-name="T1">. )<text:line-break/>STOS </text:span><text:span text:style-name="T2">保存串</text:span><text:span text:style-name="T1">.<text:line-break/></text:span><text:span text:style-name="T2">是</text:span><text:span text:style-name="T1">LODS</text:span><text:span text:style-name="T2">的逆过程</text:span><text:span text:style-name="T1">.<text:line-break/>REP </text:span><text:span text:style-name="T2">当</text:span><text:span text:style-name="T1">CX/ECX&lt;&gt;0</text:span><text:span text:style-name="T2">时重复</text:span><text:span text:style-name="T1">.<text:line-break/>REPE/REPZ </text:span><text:span text:style-name="T2">当</text:span><text:span text:style-name="T1">ZF=1</text:span><text:span text:style-name="T2">或比较结果相等</text:span><text:span text:style-name="T1">,</text:span><text:span text:style-name="T2">且</text:span><text:span text:style-name="T1">CX/ECX&lt;&gt;0</text:span><text:span text:style-name="T2">时重复</text:span><text:span text:style-name="T1">.<text:line-break/>REPNE/REPNZ </text:span><text:span text:style-name="T2">当</text:span><text:span text:style-name="T1">ZF=0</text:span><text:span text:style-name="T2">或比较结果不相等</text:span><text:span text:style-name="T1">,</text:span><text:span text:style-name="T2">且</text:span><text:span text:style-name="T1">CX/ECX&lt;&gt;0</text:span><text:span text:style-name="T2">时重复</text:span><text:span text:style-name="T1">.<text:line-break/>REPC </text:span><text:span text:style-name="T2">当</text:span><text:span text:style-name="T1">CF=1</text:span><text:span text:style-name="T2">且</text:span><text:span text:style-name="T1">CX/ECX&lt;&gt;0</text:span><text:span text:style-name="T2">时重复</text:span><text:span text:style-name="T1">.<text:line-break/>REPNC </text:span><text:span text:style-name="T2">当</text:span><text:span text:style-name="T1">CF=0</text:span><text:span text:style-name="T2">且</text:span><text:span text:style-name="T1">CX/ECX&lt;&gt;0</text:span><text:span text:style-name="T2">时重复</text:span><text:span text:style-name="T1">.<text:line-break/></text:span><text:span text:style-name="T2">五、程序转移指令</text:span><text:span text:style-name="T1"><text:line-break/>───────────────────────────────────────<text:line-break/></text:span><text:span text:style-name="T2">　</text:span><text:span text:style-name="T1">1&gt;</text:span><text:span text:style-name="T2">无条件转移指令 </text:span><text:span text:style-name="T1">(</text:span><text:span text:style-name="T2">长转移</text:span><text:span text:style-name="T1">)<text:line-break/>JMP </text:span><text:span text:style-name="T2">无条件转移指令</text:span><text:span text:style-name="T1"><text:line-break/>CALL </text:span><text:span text:style-name="T2">过程调用</text:span><text:span text:style-name="T1"><text:line-break/>RET/RETF</text:span><text:span text:style-name="T2">过程返回</text:span><text:span text:style-name="T1">.<text:line-break/>2&gt;</text:span><text:span text:style-name="T2">条件转移指令 </text:span><text:span text:style-name="T1">(</text:span><text:span text:style-name="T2">短转移</text:span><text:span text:style-name="T1">,-128</text:span><text:span text:style-name="T2">到</text:span><text:span text:style-name="T1">+127</text:span><text:span text:style-name="T2">的距离内</text:span><text:span text:style-name="T1">)<text:line-break/>( </text:span><text:span text:style-name="T2">当且仅当</text:span><text:span text:style-name="T1">(SF XOR OF)=1</text:span><text:span text:style-name="T2">时</text:span><text:span text:style-name="T1">,OP1&lt;OP2 )<text:line-break/>JA/JNBE </text:span><text:span text:style-name="T2">不小于或不等于时转移</text:span><text:span text:style-name="T1">.<text:line-break/>JAE/JNB </text:span><text:span text:style-name="T2">大于或等于转移</text:span><text:span text:style-name="T1">.<text:line-break/>JB/JNAE </text:span><text:span text:style-name="T2">小于转移</text:span><text:span text:style-name="T1">.<text:line-break/>JBE/JNA </text:span><text:span text:style-name="T2">小于或等于转移</text:span><text:span text:style-name="T1">.<text:line-break/></text:span><text:span text:style-name="T2">以上四条</text:span><text:span text:style-name="T1">,</text:span><text:span text:style-name="T2">测试无符号整数运算的结果</text:span><text:span text:style-name="T1">(</text:span><text:span text:style-name="T2">标志</text:span><text:span text:style-name="T1">C</text:span><text:span text:style-name="T2">和</text:span><text:span text:style-name="T1">Z).<text:line-break/>JG/JNLE </text:span><text:span text:style-name="T2">大于转移</text:span><text:span text:style-name="T1">.<text:line-break/>JGE/JNL </text:span><text:span text:style-name="T2">大于或等于转移</text:span><text:span text:style-name="T1">.<text:line-break/>JL/JNGE </text:span><text:span text:style-name="T2">小于转移</text:span><text:span text:style-name="T1">.<text:line-break/>JLE/JNG </text:span><text:span text:style-name="T2">小于或等于转移</text:span><text:span text:style-name="T1">.<text:line-break/></text:span><text:span text:style-name="T2">以上四条</text:span><text:span text:style-name="T1">,</text:span><text:span text:style-name="T2">测试带符号整数运算的结果</text:span><text:span text:style-name="T1">(</text:span><text:span text:style-name="T2">标志</text:span><text:span text:style-name="T1">S,O</text:span><text:span text:style-name="T2">和</text:span><text:span text:style-name="T1">Z).<text:line-break/>JE/JZ </text:span><text:span text:style-name="T2">等于转移</text:span><text:span text:style-name="T1">.<text:line-break/>JNE/JNZ </text:span><text:span text:style-name="T2">不等于时转移</text:span><text:span text:style-name="T1">.<text:line-break/>JC </text:span><text:span text:style-name="T2">有进位时转移</text:span><text:span text:style-name="T1">.<text:line-break/>JNC </text:span><text:span text:style-name="T2">无进位时转移</text:span><text:span text:style-name="T1">.<text:line-break/>JNO </text:span><text:span text:style-name="T2">不溢出时转移</text:span><text:span text:style-name="T1">.<text:line-break/></text:span><text:soft-page-break/><text:span text:style-name="T1">JNP/JPO </text:span><text:span text:style-name="T2">奇偶性为奇数时转移</text:span><text:span text:style-name="T1">.<text:line-break/>JNS </text:span><text:span text:style-name="T2">符号位为 </text:span><text:span text:style-name="T1">"0" </text:span><text:span text:style-name="T2">时转移</text:span><text:span text:style-name="T1">.<text:line-break/>JO </text:span><text:span text:style-name="T2">溢出转移</text:span><text:span text:style-name="T1">.<text:line-break/>JP/JPE </text:span><text:span text:style-name="T2">奇偶性为偶数时转移</text:span><text:span text:style-name="T1">.<text:line-break/>JS </text:span><text:span text:style-name="T2">符号位为 </text:span><text:span text:style-name="T1">"1" </text:span><text:span text:style-name="T2">时转移</text:span><text:span text:style-name="T1">.<text:line-break/>3&gt;</text:span><text:span text:style-name="T2">循环控制指令</text:span><text:span text:style-name="T1">(</text:span><text:span text:style-name="T2">短转移</text:span><text:span text:style-name="T1">)<text:line-break/>LOOP CX</text:span><text:span text:style-name="T2">不为零时循环</text:span><text:span text:style-name="T1">.<text:line-break/>LOOPE/LOOPZ CX</text:span><text:span text:style-name="T2">不为零且标志</text:span><text:span text:style-name="T1">Z=1</text:span><text:span text:style-name="T2">时循环</text:span><text:span text:style-name="T1">.<text:line-break/>LOOPNE/LOOPNZ CX</text:span><text:span text:style-name="T2">不为零且标志</text:span><text:span text:style-name="T1">Z=0</text:span><text:span text:style-name="T2">时循环</text:span><text:span text:style-name="T1">.<text:line-break/>JCXZ CX</text:span><text:span text:style-name="T2">为零时转移</text:span><text:span text:style-name="T1">.<text:line-break/>JECXZ ECX</text:span><text:span text:style-name="T2">为零时转移</text:span><text:span text:style-name="T1">.<text:line-break/>4&gt;</text:span><text:span text:style-name="T2">中断指令</text:span><text:span text:style-name="T1"><text:line-break/>INT </text:span><text:span text:style-name="T2">中断指令</text:span><text:span text:style-name="T1"><text:line-break/>INTO </text:span><text:span text:style-name="T2">溢出中断</text:span><text:span text:style-name="T1"><text:line-break/>IRET </text:span><text:span text:style-name="T2">中断返回</text:span><text:span text:style-name="T1"><text:line-break/>5&gt;</text:span><text:span text:style-name="T2">处理器控制指令</text:span><text:span text:style-name="T1"><text:line-break/>HLT </text:span><text:span text:style-name="T2">处理器暂停</text:span><text:span text:style-name="T1">, </text:span><text:span text:style-name="T2">直到出现中断或复位信号才继续</text:span><text:span text:style-name="T1">.<text:line-break/>WAIT </text:span><text:span text:style-name="T2">当芯片引线</text:span><text:span text:style-name="T1">TEST</text:span><text:span text:style-name="T2">为高电平时使</text:span><text:span text:style-name="T1">CPU</text:span><text:span text:style-name="T2">进入等待状态</text:span><text:span text:style-name="T1">.<text:line-break/>ESC </text:span><text:span text:style-name="T2">转换到外处理器</text:span><text:span text:style-name="T1">.<text:line-break/>LOCK </text:span><text:span text:style-name="T2">封锁总线</text:span><text:span text:style-name="T1">.<text:line-break/>NOP </text:span><text:span text:style-name="T2">空操作</text:span><text:span text:style-name="T1">.<text:line-break/>STC </text:span><text:span text:style-name="T2">置进位标志位</text:span><text:span text:style-name="T1">.<text:line-break/>CLC </text:span><text:span text:style-name="T2">清进位标志位</text:span><text:span text:style-name="T1">.<text:line-break/>CMC </text:span><text:span text:style-name="T2">进位标志取反</text:span><text:span text:style-name="T1">.<text:line-break/>STD </text:span><text:span text:style-name="T2">置方向标志位</text:span><text:span text:style-name="T1">.<text:line-break/>CLD </text:span><text:span text:style-name="T2">清方向标志位</text:span><text:span text:style-name="T1">.<text:line-break/>STI </text:span><text:span text:style-name="T2">置中断允许位</text:span><text:span text:style-name="T1">.<text:line-break/>CLI </text:span><text:span text:style-name="T2">清中断允许位</text:span><text:span text:style-name="T1">.<text:line-break/></text:span><text:span text:style-name="T2">六、伪指令</text:span><text:span text:style-name="T1"><text:line-break/>───────────────────────────────────────<text:line-break/>DW </text:span><text:span text:style-name="T2">定义字</text:span><text:span text:style-name="T1">(2</text:span><text:span text:style-name="T2">字节</text:span><text:span text:style-name="T1">).<text:line-break/>PROC </text:span><text:span text:style-name="T2">定义过程</text:span><text:span text:style-name="T1">.<text:line-break/>ENDP </text:span><text:span text:style-name="T2">过程结束</text:span><text:span text:style-name="T1">.<text:line-break/>SEGMENT </text:span><text:span text:style-name="T2">定义段</text:span><text:span text:style-name="T1">.<text:line-break/>ASSUME </text:span><text:span text:style-name="T2">建立段寄存器寻址</text:span><text:span text:style-name="T1">.<text:line-break/>ENDS </text:span><text:span text:style-name="T2">段结束</text:span><text:span text:style-name="T1">.<text:line-break/>END </text:span><text:span text:style-name="T2">程序结束</text:span><text:span text:style-name="T1">.<text:line-break/></text:span><text:span text:style-name="T2">七、处理机控制指令： </text:span><text:span text:style-name="T1"><text:line-break/></text:span><text:span text:style-name="T2">标志处理指令 </text:span><text:span text:style-name="T1">CLC</text:span><text:span text:style-name="T2">（进位位置</text:span><text:span text:style-name="T1">0</text:span><text:span text:style-name="T2">指令）</text:span><text:span text:style-name="T1"><text:line-break/>CMC</text:span><text:span text:style-name="T2">（进位位求反指令）</text:span><text:span text:style-name="T1"><text:line-break/>STC</text:span><text:span text:style-name="T2">（进位位置为</text:span><text:span text:style-name="T1">1</text:span><text:span text:style-name="T2">指令）</text:span><text:span text:style-name="T1"><text:line-break/>CLD</text:span><text:span text:style-name="T2">（方向标志置</text:span><text:span text:style-name="T1">1</text:span><text:span text:style-name="T2">指令）</text:span><text:span text:style-name="T1"><text:line-break/>STD</text:span><text:span text:style-name="T2">（方向标志位置</text:span><text:span text:style-name="T1">1</text:span><text:span text:style-name="T2">指令）</text:span><text:span text:style-name="T1"><text:line-break/>CLI</text:span><text:span text:style-name="T2">（中断标志置</text:span><text:span text:style-name="T1">0</text:span><text:span text:style-name="T2">指令）</text:span><text:span text:style-name="T1"><text:line-break/>STI</text:span><text:span text:style-name="T2">（中断标志置</text:span><text:span text:style-name="T1">1</text:span><text:span text:style-name="T2">指令）</text:span><text:span text:style-name="T1"><text:line-break/>NOP</text:span><text:span text:style-name="T2">（无操作）</text:span><text:span text:style-name="T1"><text:line-break/></text:span><text:soft-page-break/><text:span text:style-name="T1">HLT</text:span><text:span text:style-name="T2">（停机）</text:span><text:span text:style-name="T1"><text:line-break/>WAIT</text:span><text:span text:style-name="T2">（等待）</text:span><text:span text:style-name="T1"><text:line-break/>ESC</text:span><text:span text:style-name="T2">（换码）</text:span><text:span text:style-name="T1"><text:line-break/>LOCK</text:span><text:span text:style-name="T2">（封锁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verdana" svg:font-family="verdana, sans-serif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 Condensed" fo:font-size="12pt" fo:language="en" fo:country="US" style:letter-kerning="true" style:font-name-asian="DejaVu Sans Condensed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" fo:font-size="14pt" style:font-name-asian="DejaVu Sans Condensed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ng </meta:initial-creator>
    <meta:creation-date>2011-03-16T01:03:41</meta:creation-date>
    <dc:date>2011-03-16T23:11:22</dc:date>
    <dc:creator>hang </dc:creator>
    <meta:editing-duration>PT9M19S</meta:editing-duration>
    <meta:editing-cycles>3</meta:editing-cycles>
    <meta:generator>LibreOffice/3.3$Linux LibreOffice_project/330m19$Build-8</meta:generator>
    <meta:document-statistic meta:table-count="0" meta:image-count="0" meta:object-count="0" meta:page-count="5" meta:paragraph-count="1" meta:word-count="1408" meta:character-count="3560"/>
  </office:meta>
</office:document-meta>
</file>